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Default">
      <style:table-cell-properties fo:border-bottom="1.76pt solid #313739" style:diagonal-bl-tr="none" style:diagonal-tl-br="none" fo:border-left="none" fo:border-right="none" fo:border-top="1.76pt solid #313739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fo:border-top="1.76pt solid #313739"/>
    </style:style>
    <style:style style:name="ce18" style:family="table-cell" style:parent-style-name="Default">
      <style:table-cell-properties fo:border-bottom="1.76pt solid #313739" style:diagonal-bl-tr="none" style:diagonal-tl-br="none" fo:border-left="none" fo:border-right="none" fo:border-top="none"/>
    </style:style>
    <style:style style:name="ce19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Header">
      <style:table-cell-properties fo:border-bottom="none" style:diagonal-bl-tr="none" style:diagonal-tl-br="none" fo:border-left="none" fo:border-right="1.76pt solid #313739" fo:border-top="1.76pt solid #313739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313739" fo:border-top="none"/>
    </style:style>
    <style:style style:name="ce23" style:family="table-cell" style:parent-style-name="TL_20_RowHeader">
      <style:table-cell-properties fo:border-bottom="1.76pt solid #313739" style:diagonal-bl-tr="none" style:diagonal-tl-br="none" fo:border-left="none" fo:border-right="1.76pt solid #313739" fo:border-top="none"/>
    </style:style>
    <style:style style:name="ce24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7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8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32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40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41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8.16pt" fo:min-width="87.4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2" table:style-name="ce15"/>
          <table:covered-table-cell table:style-name="ce19"/>
          <table:table-cell/>
          <table:table-cell table:style-name="ce24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9"/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4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33" office:value-type="string" calcext:value-type="string">
            <text:p>Bewoonde schepen.</text:p>
          </table:table-cell>
          <table:table-cell table:style-name="ce33" office:value-type="string" calcext:value-type="string">
            <text:p>Bewoonde wagens.</text:p>
          </table:table-cell>
          <table:table-cell table:style-name="ce33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33"/>
          <table:table-cell table:style-name="ce37" office:value-type="string" calcext:value-type="string" table:number-columns-spanned="2" table:number-rows-spanned="1">
            <text:p>Tijdelijk aanwezigen.</text:p>
          </table:table-cell>
          <table:covered-table-cell table:style-name="ce37"/>
          <table:table-cell table:style-name="ce42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47" office:value-type="string" calcext:value-type="string" table:number-columns-spanned="1" table:number-rows-spanned="2">
            <text:p>Pagina</text:p>
          </table:table-cell>
          <table:table-cell table:style-name="ce47" office:value-type="string" calcext:value-type="string" table:number-columns-spanned="1" table:number-rows-spanned="2">
            <text:p>Provincie</text:p>
          </table:table-cell>
          <table:table-cell table:style-name="ce52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2" table:style-name="ce16"/>
          <table:covered-table-cell table:style-name="ce20"/>
          <table:table-cell/>
          <table:table-cell table:style-name="ce25" office:value-type="string" calcext:value-type="string">
            <text:p>Bewoonde huizen.</text:p>
          </table:table-cell>
          <table:table-cell table:style-name="ce30" office:value-type="string" calcext:value-type="string">
            <text:p>Onbewoonde woonhuizen.</text:p>
          </table:table-cell>
          <table:table-cell table:style-name="ce30" office:value-type="string" calcext:value-type="string">
            <text:p>Woonhuizen in aanbouw.</text:p>
          </table:table-cell>
          <table:table-cell table:style-name="ce30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30"/>
          <table:covered-table-cell table:style-name="ce35"/>
          <table:table-cell table:style-name="ce30" office:value-type="string" calcext:value-type="string" table:number-columns-spanned="2" table:number-rows-spanned="1">
            <text:p>Tijdelijk aanwezig.</text:p>
          </table:table-cell>
          <table:covered-table-cell table:style-name="ce30"/>
          <table:table-cell table:style-name="ce36" office:value-type="string" calcext:value-type="string">
            <text:p>Mannen.</text:p>
          </table:table-cell>
          <table:table-cell table:style-name="ce36" office:value-type="string" calcext:value-type="string">
            <text:p>Vrouwen.</text:p>
          </table:table-cell>
          <table:table-cell table:style-name="ce36" office:value-type="string" calcext:value-type="string">
            <text:p>Totaal.</text:p>
          </table:table-cell>
          <table:table-cell table:style-name="ce36" office:value-type="string" calcext:value-type="string">
            <text:p>Mannen.</text:p>
          </table:table-cell>
          <table:table-cell table:style-name="ce38" office:value-type="string" calcext:value-type="string">
            <text:p>Vrouwen.</text:p>
          </table:table-cell>
          <table:covered-table-cell table:style-name="ce43"/>
          <table:covered-table-cell table:number-columns-repeated="3" table:style-name="ce48"/>
          <table:covered-table-cell table:style-name="ce53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mbt-Almelo</text:p>
          </table:table-cell>
          <table:table-cell table:style-name="ce11" office:value-type="string" calcext:value-type="string">
            <text:p>Geen kom</text:p>
          </table:table-cell>
          <table:table-cell table:style-name="ce17" office:value-type="string" calcext:value-type="string">
            <text:p>A</text:p>
          </table:table-cell>
          <table:table-cell table:style-name="ce17"/>
          <table:table-cell table:style-name="ce21" office:value-type="string" calcext:value-type="string">
            <text:p>Huizen</text:p>
          </table:table-cell>
          <table:table-cell/>
          <table:table-cell table:style-name="ce26" office:value-type="float" office:value="275" calcext:value-type="float">
            <text:p>27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95" calcext:value-type="float">
            <text:p>695</text:p>
          </table:table-cell>
          <table:table-cell table:style-name="ce31" office:value-type="float" office:value="1400" calcext:value-type="float">
            <text:p>1400</text:p>
          </table:table-cell>
          <table:table-cell table:style-name="ce31" office:value-type="float" office:value="13" calcext:value-type="float">
            <text:p>13</text:p>
          </table:table-cell>
          <table:table-cell table:style-name="ce39" office:value-type="float" office:value="6" calcext:value-type="float">
            <text:p>6</text:p>
          </table:table-cell>
          <table:table-cell table:style-name="ce44" office:value-type="string" calcext:value-type="string">
            <text:p>VT_1899</text:p>
          </table:table-cell>
          <table:table-cell table:style-name="ce49" office:value-type="string" calcext:value-type="string">
            <text:p>08_D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5" calcext:value-type="float">
            <text:p>55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394" calcext:value-type="float">
            <text:p>1394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759" calcext:value-type="float">
            <text:p>2759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st. "de Goede Herder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2063" calcext:value-type="float">
            <text:p>206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Alm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70" calcext:value-type="float">
            <text:p>137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589" calcext:value-type="float">
            <text:p>3589</text:p>
          </table:table-cell>
          <table:table-cell table:style-name="TL_20_Data" office:value-type="float" office:value="3705" calcext:value-type="float">
            <text:p>3705</text:p>
          </table:table-cell>
          <table:table-cell table:style-name="TL_20_Data" office:value-type="float" office:value="7294" calcext:value-type="float">
            <text:p>7294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0" office:value-type="float" office:value="56" calcext:value-type="float">
            <text:p>5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d. Herv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uis van Arres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4" calcext:value-type="float">
            <text:p>1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5" calcext:value-type="float">
            <text:p>285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673" calcext:value-type="float">
            <text:p>673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6" calcext:value-type="float">
            <text:p>1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2" calcext:value-type="float">
            <text:p>20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. Anthony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. Catharina 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84" calcext:value-type="float">
            <text:p>18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8" calcext:value-type="float">
            <text:p>15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5" calcext:value-type="float">
            <text:p>2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t 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6" calcext:value-type="float">
            <text:p>126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1" calcext:value-type="float">
            <text:p>5181</text:p>
          </table:table-cell>
          <table:table-cell table:style-name="TL_20_Data" office:value-type="float" office:value="10017" calcext:value-type="float">
            <text:p>10017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0" office:value-type="float" office:value="158" calcext:value-type="float">
            <text:p>15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 Alm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76" calcext:value-type="float">
            <text:p>217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5182" calcext:value-type="float">
            <text:p>5182</text:p>
          </table:table-cell>
          <table:table-cell table:style-name="TL_20_Data" office:value-type="float" office:value="10018" calcext:value-type="float">
            <text:p>1001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0" office:value-type="float" office:value="158" calcext:value-type="float">
            <text:p>15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ven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ven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9" calcext:value-type="float">
            <text:p>1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venvaar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nge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ht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htervel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dems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217" calcext:value-type="float">
            <text:p>12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demsvaar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demsvaar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nge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ro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lder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onturf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ooien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ogelza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dems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lk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mer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twij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twijk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edems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lonie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mmerkana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osterh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ponturf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eldzicht, Rijks Opvoedings-gesticht "Veldzicht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eldzicht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lkbru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neden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merschan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merschans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ud Averee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ud Averees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4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ud Avereest, Verschillende personen die geen bepaald huis of schip bewonen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/>
          <table:table-cell table:number-columns-repeated="2"/>
          <table:table-cell table:style-name="ce22"/>
          <table:table-cell/>
          <table:table-cell table:style-name="ce27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49" calcext:value-type="float">
            <text:p>3449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0" office:value-type="float" office:value="63" calcext:value-type="float">
            <text:p>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veree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52" calcext:value-type="float">
            <text:p>115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450" calcext:value-type="float">
            <text:p>3450</text:p>
          </table:table-cell>
          <table:table-cell table:style-name="TL_20_Data" office:value-type="float" office:value="3067" calcext:value-type="float">
            <text:p>3067</text:p>
          </table:table-cell>
          <table:table-cell table:style-name="TL_20_Data" office:value-type="float" office:value="6517" calcext:value-type="float">
            <text:p>6517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0" office:value-type="float" office:value="63" calcext:value-type="float">
            <text:p>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table:number-columns-repeated="7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ther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Zuid 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1" calcext:value-type="float">
            <text:p>2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1195" calcext:value-type="float">
            <text:p>119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athm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81" calcext:value-type="float">
            <text:p>2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04" calcext:value-type="float">
            <text:p>14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erk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einde, Lageweg en Ronde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1" calcext:value-type="float">
            <text:p>11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ankenha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7" calcext:value-type="float">
            <text:p>11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5" calcext:value-type="float">
            <text:p>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Ned. Herv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lokzij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21" calcext:value-type="float">
            <text:p>32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Het St. Johannes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76" calcext:value-type="float">
            <text:p>4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4" calcext:value-type="float">
            <text:p>1144</text:p>
          </table:table-cell>
          <table:table-cell table:style-name="TL_20_Data" office:value-type="float" office:value="1137" calcext:value-type="float">
            <text:p>1137</text:p>
          </table:table-cell>
          <table:table-cell table:style-name="TL_20_Data" office:value-type="float" office:value="2281" calcext:value-type="float">
            <text:p>228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77" calcext:value-type="float">
            <text:p>4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50" calcext:value-type="float">
            <text:p>1150</text:p>
          </table:table-cell>
          <table:table-cell table:style-name="TL_20_Data" office:value-type="float" office:value="2298" calcext:value-type="float">
            <text:p>2298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6" calcext:value-type="float">
            <text:p>1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rne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4" calcext:value-type="float">
            <text:p>1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rt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51" calcext:value-type="float">
            <text:p>151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enderen, Gymnasium "St. Alberti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enderen, Klooster der Paters Karmeliet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enderen, Karmelietessen-kloost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enderen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enderen, 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7" calcext:value-type="float">
            <text:p>5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27" calcext:value-type="float">
            <text:p>1427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n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04" calcext:value-type="float">
            <text:p>100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75" calcext:value-type="float">
            <text:p>2575</text:p>
          </table:table-cell>
          <table:table-cell table:style-name="TL_20_Data" office:value-type="float" office:value="2499" calcext:value-type="float">
            <text:p>2499</text:p>
          </table:table-cell>
          <table:table-cell table:style-name="TL_20_Data" office:value-type="float" office:value="5074" calcext:value-type="float">
            <text:p>507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0" office:value-type="float" office:value="58" calcext:value-type="float">
            <text:p>5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d. Herv.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0" calcext:value-type="float">
            <text:p>2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17" calcext:value-type="float">
            <text:p>5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41" calcext:value-type="float">
            <text:p>2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991" calcext:value-type="float">
            <text:p>991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n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1" calcext:value-type="float">
            <text:p>28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TL_20_Data" office:value-type="float" office:value="1362" calcext:value-type="float">
            <text:p>1362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nth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nthe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m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lli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ch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s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nc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9" calcext:value-type="float">
            <text:p>10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ern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osterdalf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el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elsum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elsum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udleu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4" calcext:value-type="float">
            <text:p>174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udleus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udleus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udleusen, Keeten</text:p>
          </table:table-cell>
          <table:table-cell table:style-name="ce22"/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28" calcext:value-type="float">
            <text:p>9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368" calcext:value-type="float">
            <text:p>2368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446" calcext:value-type="float">
            <text:p>4446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40" office:value-type="float" office:value="72" calcext:value-type="float">
            <text:p>7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fs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69" calcext:value-type="float">
            <text:p>116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895" calcext:value-type="float">
            <text:p>2895</text:p>
          </table:table-cell>
          <table:table-cell table:style-name="TL_20_Data" office:value-type="float" office:value="2543" calcext:value-type="float">
            <text:p>2543</text:p>
          </table:table-cell>
          <table:table-cell table:style-name="TL_20_Data" office:value-type="float" office:value="5438" calcext:value-type="float">
            <text:p>543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0" office:value-type="float" office:value="101" calcext:value-type="float">
            <text:p>10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ldenere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ldeneresch, 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z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dener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elda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ie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nt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ngev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209" calcext:value-type="float">
            <text:p>20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Del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13" calcext:value-type="float">
            <text:p>5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79" calcext:value-type="float">
            <text:p>1479</text:p>
          </table:table-cell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2813" calcext:value-type="float">
            <text:p>281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R.K. Liefde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69" calcext:value-type="float">
            <text:p>26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0" calcext:value-type="float">
            <text:p>2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Del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6" calcext:value-type="float">
            <text:p>4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1960" calcext:value-type="float">
            <text:p>19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45" calcext:value-type="float">
            <text:p>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Denekam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-Deurninge, Klooster St. Nicolaas-Stif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oord-Deurning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enekam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enekamp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attr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reklenkam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illig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root Ag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lein Ag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ud Oostmar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Nut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5" calcext:value-type="float">
            <text:p>6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59" calcext:value-type="float">
            <text:p>1659</text:p>
          </table:table-cell>
          <table:table-cell table:style-name="TL_20_Data" office:value-type="float" office:value="1584" calcext:value-type="float">
            <text:p>1584</text:p>
          </table:table-cell>
          <table:table-cell table:style-name="TL_20_Data" office:value-type="float" office:value="3243" calcext:value-type="float">
            <text:p>32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ekamp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81" calcext:value-type="float">
            <text:p>7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1920" calcext:value-type="float">
            <text:p>1920</text:p>
          </table:table-cell>
          <table:table-cell table:style-name="TL_20_Data" office:value-type="float" office:value="3919" calcext:value-type="float">
            <text:p>3919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rankzinnigengesticht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roote- en Voorster-Gasthuis</text:p>
          </table:table-cell>
          <table:table-cell table:style-name="ce22"/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rger-Weeshuis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Oude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9" calcext:value-type="float">
            <text:p>39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. Jurriens-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cherf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anningshuis</text:p>
          </table:table-cell>
          <table:table-cell table:style-name="ce22"/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Weerds-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Ziekenhuis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. Josephs-gesticht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eizersplaat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Hospitaal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ilitaire bakkerij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ostschool "Rozendaal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ostschool "Hagenbeek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reau van Politi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0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Huis va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1" calcext:value-type="float">
            <text:p>2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816" calcext:value-type="float">
            <text:p>481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2"/>
          <table:table-cell table:style-name="TL_20_Data" office:value-type="float" office:value="11591" calcext:value-type="float">
            <text:p>11591</text:p>
          </table:table-cell>
          <table:table-cell table:style-name="TL_20_Data" office:value-type="float" office:value="12089" calcext:value-type="float">
            <text:p>12089</text:p>
          </table:table-cell>
          <table:table-cell table:style-name="TL_20_Data" office:value-type="float" office:value="23680" calcext:value-type="float">
            <text:p>2368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ce40" office:value-type="float" office:value="315" calcext:value-type="float">
            <text:p>3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87" calcext:value-type="float">
            <text:p>87</text:p>
          </table:table-cell>
          <table:table-cell table:style-name="ce40" office:value-type="float" office:value="74" calcext:value-type="float">
            <text:p>7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857" calcext:value-type="float">
            <text:p>485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377" calcext:value-type="float">
            <text:p>12377</text:p>
          </table:table-cell>
          <table:table-cell table:style-name="TL_20_Data" office:value-type="float" office:value="12787" calcext:value-type="float">
            <text:p>12787</text:p>
          </table:table-cell>
          <table:table-cell table:style-name="TL_20_Data" office:value-type="float" office:value="25164" calcext:value-type="float">
            <text:p>25164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ce40" office:value-type="float" office:value="447" calcext:value-type="float">
            <text:p>44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et Krankzinnigengesticht</text:p>
          </table:table-cell>
          <table:table-cell table:style-name="ce22"/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2" calcext:value-type="float">
            <text:p>15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vent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019" calcext:value-type="float">
            <text:p>501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2933" calcext:value-type="float">
            <text:p>12933</text:p>
          </table:table-cell>
          <table:table-cell table:style-name="TL_20_Data" office:value-type="float" office:value="13279" calcext:value-type="float">
            <text:p>13279</text:p>
          </table:table-cell>
          <table:table-cell table:style-name="TL_20_Data" office:value-type="float" office:value="26212" calcext:value-type="float">
            <text:p>26212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ce40" office:value-type="float" office:value="449" calcext:value-type="float">
            <text:p>4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tede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ersp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ipb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kv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hei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3" calcext:value-type="float">
            <text:p>3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Ra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9" calcext:value-type="float">
            <text:p>1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joene, Klooster Sion la Trapp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Tjoen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Ave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Fries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Ri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9" calcext:value-type="float">
            <text:p>1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org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orgel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orgele, Tijd. aanw. woonwagen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x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Colmscha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6" calcext:value-type="float">
            <text:p>8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ter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tering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tering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ett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Linde, Tijdel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kken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76" calcext:value-type="float">
            <text:p>7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4022" calcext:value-type="float">
            <text:p>4022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0" office:value-type="float" office:value="39" calcext:value-type="float">
            <text:p>3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pen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11" calcext:value-type="float">
            <text:p>81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11" calcext:value-type="float">
            <text:p>2211</text:p>
          </table:table-cell>
          <table:table-cell table:style-name="TL_20_Data" office:value-type="float" office:value="1962" calcext:value-type="float">
            <text:p>1962</text:p>
          </table:table-cell>
          <table:table-cell table:style-name="TL_20_Data" office:value-type="float" office:value="4173" calcext:value-type="float">
            <text:p>4173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</text:p>
          </table:table-cell>
          <table:table-cell office:value-type="string" calcext:value-type="string">
            <text:p>R.K. 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95" calcext:value-type="float">
            <text:p>1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3</text:p>
          </table:table-cell>
          <table:table-cell office:value-type="string" calcext:value-type="string">
            <text:p>Ned. Herv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3</text:p>
          </table:table-cell>
          <table:table-cell office:value-type="string" calcext:value-type="string">
            <text:p>Klooster het Larinks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3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4" calcext:value-type="float">
            <text:p>17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947" calcext:value-type="float">
            <text:p>94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4</text:p>
          </table:table-cell>
          <table:table-cell office:value-type="string" calcext:value-type="string">
            <text:p>Oude M. en Vr. 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4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6" calcext:value-type="float">
            <text:p>13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6</text:p>
          </table:table-cell>
          <table:table-cell office:value-type="string" calcext:value-type="string">
            <text:p>Alg. Ziekenhuis van de Vereeniging "Ziekenzorg"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6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3" calcext:value-type="float">
            <text:p>16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7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928" calcext:value-type="float">
            <text:p>9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8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1" calcext:value-type="float">
            <text:p>1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9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2" calcext:value-type="float">
            <text:p>1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0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1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3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7" calcext:value-type="float">
            <text:p>14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4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6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7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8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2" calcext:value-type="float">
            <text:p>172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19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6" calcext:value-type="float">
            <text:p>146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0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8" calcext:value-type="float">
            <text:p>1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1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3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4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fd. 2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4" calcext:value-type="float">
            <text:p>15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72" calcext:value-type="float">
            <text:p>34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table:number-columns-repeated="2"/>
          <table:table-cell table:style-name="TL_20_Data" office:value-type="float" office:value="9425" calcext:value-type="float">
            <text:p>9425</text:p>
          </table:table-cell>
          <table:table-cell table:style-name="TL_20_Data" office:value-type="float" office:value="9471" calcext:value-type="float">
            <text:p>9471</text:p>
          </table:table-cell>
          <table:table-cell table:style-name="TL_20_Data" office:value-type="float" office:value="18896" calcext:value-type="float">
            <text:p>18896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ce40" office:value-type="float" office:value="151" calcext:value-type="float">
            <text:p>15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4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5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5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52" calcext:value-type="float">
            <text:p>52</text:p>
          </table:table-cell>
          <table:table-cell table:style-name="TL_20_Data" table:number-columns-repeated="7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6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8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9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0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3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6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7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8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19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1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2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815" calcext:value-type="float">
            <text:p>81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3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6" calcext:value-type="float">
            <text:p>1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4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4</text:p>
          </table:table-cell>
          <table:table-cell office:value-type="string" calcext:value-type="string">
            <text:p>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 25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81" calcext:value-type="float">
            <text:p>9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818" calcext:value-type="float">
            <text:p>2818</text:p>
          </table:table-cell>
          <table:table-cell table:style-name="TL_20_Data" office:value-type="float" office:value="2623" calcext:value-type="float">
            <text:p>2623</text:p>
          </table:table-cell>
          <table:table-cell table:style-name="TL_20_Data" office:value-type="float" office:value="5441" calcext:value-type="float">
            <text:p>54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nsched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453" calcext:value-type="float">
            <text:p>445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525" calcext:value-type="float">
            <text:p>52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249" calcext:value-type="float">
            <text:p>12249</text:p>
          </table:table-cell>
          <table:table-cell table:style-name="TL_20_Data" office:value-type="float" office:value="12104" calcext:value-type="float">
            <text:p>12104</text:p>
          </table:table-cell>
          <table:table-cell table:style-name="TL_20_Data" office:value-type="float" office:value="24353" calcext:value-type="float">
            <text:p>24353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ce40" office:value-type="float" office:value="181" calcext:value-type="float">
            <text:p>18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conie-Armwer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3" calcext:value-type="float">
            <text:p>213</text:p>
          </table:table-cell>
          <table:table-cell table:style-name="TL_20_Data" table:number-columns-repeated="4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5" calcext:value-type="float">
            <text:p>14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7" calcext:value-type="float">
            <text:p>5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9" calcext:value-type="float">
            <text:p>99</text:p>
          </table:table-cell>
          <table:table-cell table:style-name="TL_20_Data" table:number-columns-repeated="2"/>
          <table:table-cell table:style-name="TL_20_Data" office:value-type="float" office:value="1189" calcext:value-type="float">
            <text:p>1189</text:p>
          </table:table-cell>
          <table:table-cell table:style-name="TL_20_Data" office:value-type="float" office:value="1155" calcext:value-type="float">
            <text:p>1155</text:p>
          </table:table-cell>
          <table:table-cell table:style-name="TL_20_Data" office:value-type="float" office:value="2344" calcext:value-type="float">
            <text:p>2344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bew. gebouwen</text:p>
          </table:table-cell>
          <table:table-cell table:style-name="ce22"/>
          <table:table-cell/>
          <table:table-cell table:style-name="ce27"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chipperij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2" calcext:value-type="float">
            <text:p>8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nemui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09" calcext:value-type="float">
            <text:p>6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2791" calcext:value-type="float">
            <text:p>2791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uid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70" calcext:value-type="float">
            <text:p>1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ord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6" calcext:value-type="float">
            <text:p>1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loos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idden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uideind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warsgrach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warsgrach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on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uggenbee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6" calcext:value-type="float">
            <text:p>29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285" calcext:value-type="float">
            <text:p>128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hoo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66" calcext:value-type="float">
            <text:p>46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919" calcext:value-type="float">
            <text:p>919</text:p>
          </table:table-cell>
          <table:table-cell table:style-name="TL_20_Data" office:value-type="float" office:value="2011" calcext:value-type="float">
            <text:p>20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0" office:value-type="float" office:value="57" calcext:value-type="float">
            <text:p>5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67" calcext:value-type="float">
            <text:p>5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236" calcext:value-type="float">
            <text:p>1236</text:p>
          </table:table-cell>
          <table:table-cell table:style-name="TL_20_Data" office:value-type="float" office:value="1258" calcext:value-type="float">
            <text:p>1258</text:p>
          </table:table-cell>
          <table:table-cell table:style-name="TL_20_Data" office:value-type="float" office:value="2494" calcext:value-type="float">
            <text:p>2494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0" office:value-type="float" office:value="57" calcext:value-type="float">
            <text:p>5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oo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84" calcext:value-type="float">
            <text:p>68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529" calcext:value-type="float">
            <text:p>1529</text:p>
          </table:table-cell>
          <table:table-cell table:style-name="TL_20_Data" office:value-type="float" office:value="1566" calcext:value-type="float">
            <text:p>1566</text:p>
          </table:table-cell>
          <table:table-cell table:style-name="TL_20_Data" office:value-type="float" office:value="3095" calcext:value-type="float">
            <text:p>3095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0" office:value-type="float" office:value="70" calcext:value-type="float">
            <text:p>7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 Graf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304" calcext:value-type="float">
            <text:p>304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orp Kamperze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orp Kamperzeedij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fhor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3" calcext:value-type="float">
            <text:p>9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tho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olthem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n V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2" calcext:value-type="float">
            <text:p>72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oo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eve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Kri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Krim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Krim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28" calcext:value-type="float">
            <text:p>528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1418" calcext:value-type="float">
            <text:p>1418</text:p>
          </table:table-cell>
          <table:table-cell table:style-name="TL_20_Data" office:value-type="float" office:value="2948" calcext:value-type="float">
            <text:p>2948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ramsber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24" calcext:value-type="float">
            <text:p>624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753" calcext:value-type="float">
            <text:p>1753</text:p>
          </table:table-cell>
          <table:table-cell table:style-name="TL_20_Data" office:value-type="float" office:value="1605" calcext:value-type="float">
            <text:p>1605</text:p>
          </table:table-cell>
          <table:table-cell table:style-name="TL_20_Data" office:value-type="float" office:value="3358" calcext:value-type="float">
            <text:p>3358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0" office:value-type="float" office:value="46" calcext:value-type="float">
            <text:p>4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4" calcext:value-type="float">
            <text:p>30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ostelijk deel van Honesch en Lang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7" calcext:value-type="float">
            <text:p>14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mmelo, zuidel. deel van Boekelo en Holt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idwest. deel van Eppenzolder en noordel. deel van Boek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ordel. deel van Eppenzolder en westelijk deel van Honesch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ur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70" calcext:value-type="float">
            <text:p>67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876" calcext:value-type="float">
            <text:p>1876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3603" calcext:value-type="float">
            <text:p>3603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40" office:value-type="float" office:value="54" calcext:value-type="float">
            <text:p>5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aksber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74" calcext:value-type="float">
            <text:p>9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3"/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2586" calcext:value-type="float">
            <text:p>2586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office:value-type="float" office:value="5096" calcext:value-type="float">
            <text:p>5096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0" office:value-type="float" office:value="73" calcext:value-type="float">
            <text:p>7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Mag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4" calcext:value-type="float">
            <text:p>2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Magele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Magele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L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Linde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urtsch. Meer en Noordm.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ch. Vroomshoo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130" calcext:value-type="float">
            <text:p>130</text:p>
          </table:table-cell>
          <table:table-cell table:style-name="TL_20_Data" table:number-columns-repeated="2"/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ch. Vroomshoop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ch. Vroomshoop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36" calcext:value-type="float">
            <text:p>3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69" calcext:value-type="float">
            <text:p>7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1871" calcext:value-type="float">
            <text:p>1871</text:p>
          </table:table-cell>
          <table:table-cell table:style-name="TL_20_Data" office:value-type="float" office:value="3875" calcext:value-type="float">
            <text:p>387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ce40" office:value-type="float" office:value="126" calcext:value-type="float">
            <text:p>1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n Ha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00" calcext:value-type="float">
            <text:p>90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77" calcext:value-type="float">
            <text:p>2277</text:p>
          </table:table-cell>
          <table:table-cell table:style-name="TL_20_Data" office:value-type="float" office:value="2176" calcext:value-type="float">
            <text:p>2176</text:p>
          </table:table-cell>
          <table:table-cell table:style-name="TL_20_Data" office:value-type="float" office:value="4453" calcext:value-type="float">
            <text:p>4453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ce40" office:value-type="float" office:value="134" calcext:value-type="float">
            <text:p>13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em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0" calcext:value-type="float">
            <text:p>1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ems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ch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1" calcext:value-type="float">
            <text:p>13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uch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rgenthei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1" calcext:value-type="float">
            <text:p>1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rgentheim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bcu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2" calcext:value-type="float">
            <text:p>6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loosterhaar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ffe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hee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96" calcext:value-type="float">
            <text:p>9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a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alder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ade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nebrug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llendoor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llendoorn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ems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heez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dems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ut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agha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7" calcext:value-type="float">
            <text:p>30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uinesloo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table:number-columns-repeated="7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uinesloo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uinesloot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Hardenbe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624" calcext:value-type="float">
            <text:p>16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42" calcext:value-type="float">
            <text:p>4342</text:p>
          </table:table-cell>
          <table:table-cell table:style-name="TL_20_Data" office:value-type="float" office:value="3963" calcext:value-type="float">
            <text:p>3963</text:p>
          </table:table-cell>
          <table:table-cell table:style-name="TL_20_Data" office:value-type="float" office:value="8305" calcext:value-type="float">
            <text:p>830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ce40" office:value-type="float" office:value="183" calcext:value-type="float">
            <text:p>18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table:number-columns-repeated="7"/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Hardenberg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26" calcext:value-type="float">
            <text:p>3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4" calcext:value-type="float">
            <text:p>1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d. Herv. Armbestuu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0" calcext:value-type="float">
            <text:p>14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54" calcext:value-type="float">
            <text:p>45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40" office:value-type="float" office:value="44" calcext:value-type="float">
            <text:p>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4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0" office:value-type="float" office:value="50" calcext:value-type="float">
            <text:p>5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ssel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72" calcext:value-type="float">
            <text:p>4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1260" calcext:value-type="float">
            <text:p>1260</text:p>
          </table:table-cell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2425" calcext:value-type="float">
            <text:p>242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0" office:value-type="float" office:value="94" calcext:value-type="float">
            <text:p>9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2" calcext:value-type="float">
            <text:p>11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l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idveld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idzandste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 Brin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erdinc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1" calcext:value-type="float">
            <text:p>4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erdinck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ordzandste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t Mo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oordveld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4" calcext:value-type="float">
            <text:p>3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in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36" calcext:value-type="float">
            <text:p>43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2099" calcext:value-type="float">
            <text:p>209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jverd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6" calcext:value-type="float">
            <text:p>33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058" calcext:value-type="float">
            <text:p>1058</text:p>
          </table:table-cell>
          <table:table-cell table:style-name="TL_20_Data" office:value-type="float" office:value="1024" calcext:value-type="float">
            <text:p>1024</text:p>
          </table:table-cell>
          <table:table-cell table:style-name="TL_20_Data" office:value-type="float" office:value="2082" calcext:value-type="float">
            <text:p>208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64" calcext:value-type="float">
            <text:p>46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358" calcext:value-type="float">
            <text:p>1358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2707" calcext:value-type="float">
            <text:p>270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jverda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9" calcext:value-type="float">
            <text:p>279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ijverdal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ar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n en Rhaa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n en Rhaa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ge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gede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ar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1" calcext:value-type="float">
            <text:p>2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arl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l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92" calcext:value-type="float">
            <text:p>9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558" calcext:value-type="float">
            <text:p>2558</text:p>
          </table:table-cell>
          <table:table-cell table:style-name="TL_20_Data" office:value-type="float" office:value="2243" calcext:value-type="float">
            <text:p>2243</text:p>
          </table:table-cell>
          <table:table-cell table:style-name="TL_20_Data" office:value-type="float" office:value="4801" calcext:value-type="float">
            <text:p>4801</text:p>
          </table:table-cell>
          <table:table-cell table:style-name="TL_20_Data" office:value-type="float" office:value="79" calcext:value-type="float">
            <text:p>79</text:p>
          </table:table-cell>
          <table:table-cell table:style-name="ce40" office:value-type="float" office:value="62" calcext:value-type="float">
            <text:p>6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llendoor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56" calcext:value-type="float">
            <text:p>145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916" calcext:value-type="float">
            <text:p>3916</text:p>
          </table:table-cell>
          <table:table-cell table:style-name="TL_20_Data" office:value-type="float" office:value="3592" calcext:value-type="float">
            <text:p>3592</text:p>
          </table:table-cell>
          <table:table-cell table:style-name="TL_20_Data" office:value-type="float" office:value="7508" calcext:value-type="float">
            <text:p>7508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ce40" office:value-type="float" office:value="84" calcext:value-type="float">
            <text:p>8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. Anth. 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231" calcext:value-type="float">
            <text:p>2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style-name="TL_20_Data" office:value-type="float" office:value="5811" calcext:value-type="float">
            <text:p>5811</text:p>
          </table:table-cell>
          <table:table-cell table:style-name="TL_20_Data" office:value-type="float" office:value="5767" calcext:value-type="float">
            <text:p>5767</text:p>
          </table:table-cell>
          <table:table-cell table:style-name="TL_20_Data" office:value-type="float" office:value="11578" calcext:value-type="float">
            <text:p>115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ijd. aanw. woonwagen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eeten</text:p>
          </table:table-cell>
          <table:table-cell table:style-name="ce22"/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38" calcext:value-type="float">
            <text:p>223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45" calcext:value-type="float">
            <text:p>5845</text:p>
          </table:table-cell>
          <table:table-cell table:style-name="TL_20_Data" office:value-type="float" office:value="5800" calcext:value-type="float">
            <text:p>5800</text:p>
          </table:table-cell>
          <table:table-cell table:style-name="TL_20_Data" office:value-type="float" office:value="11645" calcext:value-type="float">
            <text:p>116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eng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3" calcext:value-type="float">
            <text:p>40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1007" calcext:value-type="float">
            <text:p>1007</text:p>
          </table:table-cell>
          <table:table-cell table:style-name="TL_20_Data" office:value-type="float" office:value="2075" calcext:value-type="float">
            <text:p>2075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engelo, Keeten</text:p>
          </table:table-cell>
          <table:table-cell table:style-name="ce22"/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Wo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table:number-columns-repeated="7"/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O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Beck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6" calcext:value-type="float">
            <text:p>61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622" calcext:value-type="float">
            <text:p>1622</text:p>
          </table:table-cell>
          <table:table-cell table:style-name="TL_20_Data" office:value-type="float" office:value="3321" calcext:value-type="float">
            <text:p>33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eng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854" calcext:value-type="float">
            <text:p>285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546" calcext:value-type="float">
            <text:p>7546</text:p>
          </table:table-cell>
          <table:table-cell table:style-name="TL_20_Data" office:value-type="float" office:value="7422" calcext:value-type="float">
            <text:p>7422</text:p>
          </table:table-cell>
          <table:table-cell table:style-name="TL_20_Data" office:value-type="float" office:value="14968" calcext:value-type="float">
            <text:p>14968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0" calcext:value-type="float">
            <text:p>15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er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jker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sp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table:number-columns-repeated="7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use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2" calcext:value-type="float">
            <text:p>72</text:p>
          </table:table-cell>
          <table:table-cell table:style-name="TL_20_Data" table:number-columns-repeated="7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ork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2214" calcext:value-type="float">
            <text:p>22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l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46" calcext:value-type="float">
            <text:p>5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495" calcext:value-type="float">
            <text:p>1495</text:p>
          </table:table-cell>
          <table:table-cell table:style-name="TL_20_Data" office:value-type="float" office:value="1365" calcext:value-type="float">
            <text:p>1365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40" office:value-type="float" office:value="38" calcext:value-type="float">
            <text:p>3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Instructie Bataljo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Cavalerie 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Stads 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Militair Hospitaal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"toe Boecops Vergadering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"Averencks Vergadering"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R.K. Liefde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Bethlehems vergadering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beide Vereenigde Gast- en Proveniershuizen</text:p>
          </table:table-cell>
          <table:table-cell table:style-name="ce22"/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R.K.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Brandsvergadering</text:p>
          </table:table-cell>
          <table:table-cell table:style-name="ce22"/>
          <table:table-cell/>
          <table:table-cell table:style-name="ce27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root Burger Wee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Vordens en Budelsvergadering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e Hoofdcursu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Geref. Diaconie Bestedeling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Uiterwijksvergadering</text:p>
          </table:table-cell>
          <table:table-cell table:style-name="ce22"/>
          <table:table-cell/>
          <table:table-cell table:style-name="ce2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690" calcext:value-type="float">
            <text:p>269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table:number-columns-repeated="3"/>
          <table:table-cell table:style-name="TL_20_Data" office:value-type="float" office:value="355" calcext:value-type="float">
            <text:p>355</text:p>
          </table:table-cell>
          <table:table-cell table:style-name="TL_20_Data" table:number-columns-repeated="2"/>
          <table:table-cell table:style-name="TL_20_Data" office:value-type="float" office:value="6778" calcext:value-type="float">
            <text:p>6778</text:p>
          </table:table-cell>
          <table:table-cell table:style-name="TL_20_Data" office:value-type="float" office:value="7428" calcext:value-type="float">
            <text:p>7428</text:p>
          </table:table-cell>
          <table:table-cell table:style-name="TL_20_Data" office:value-type="float" office:value="14206" calcext:value-type="float">
            <text:p>1420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40" office:value-type="float" office:value="209" calcext:value-type="float">
            <text:p>20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99" calcext:value-type="float">
            <text:p>99</text:p>
          </table:table-cell>
          <table:table-cell table:style-name="ce40" office:value-type="float" office:value="75" calcext:value-type="float">
            <text:p>7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30" calcext:value-type="float">
            <text:p>273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7866" calcext:value-type="float">
            <text:p>7866</text:p>
          </table:table-cell>
          <table:table-cell table:style-name="TL_20_Data" office:value-type="float" office:value="7868" calcext:value-type="float">
            <text:p>7868</text:p>
          </table:table-cell>
          <table:table-cell table:style-name="TL_20_Data" office:value-type="float" office:value="15734" calcext:value-type="float">
            <text:p>15734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ce40" office:value-type="float" office:value="303" calcext:value-type="float">
            <text:p>30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Grafhorst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Spoorka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IJssel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Brunnep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85" calcext:value-type="float">
            <text:p>58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Onderdijk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Slap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Geldersche slui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Zwarten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Buitendijk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Haat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Zuider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Vossen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Katten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't Raa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Binnen Ei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Mandjeswaar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Gehucht Schok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71" calcext:value-type="float">
            <text:p>77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TL_20_Data" office:value-type="float" office:value="2022" calcext:value-type="float">
            <text:p>2022</text:p>
          </table:table-cell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3927" calcext:value-type="float">
            <text:p>3927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501" calcext:value-type="float">
            <text:p>350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9890" calcext:value-type="float">
            <text:p>9890</text:p>
          </table:table-cell>
          <table:table-cell table:style-name="TL_20_Data" office:value-type="float" office:value="9774" calcext:value-type="float">
            <text:p>9774</text:p>
          </table:table-cell>
          <table:table-cell table:style-name="TL_20_Data" office:value-type="float" office:value="19664" calcext:value-type="float">
            <text:p>1966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ce40" office:value-type="float" office:value="333" calcext:value-type="float">
            <text:p>3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oge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id Ei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Zan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Zand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Zande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amper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0" calcext:value-type="float">
            <text:p>2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08" calcext:value-type="float">
            <text:p>2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Kuinr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14" calcext:value-type="float">
            <text:p>2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1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2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3" calcext:value-type="float">
            <text:p>22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3.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1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2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3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7" calcext:value-type="float">
            <text:p>5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4.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5.B</text:p>
          </table:table-cell>
          <table:table-cell office:value-type="string" calcext:value-type="string">
            <text:p>het St. Jozefkloost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5.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8" calcext:value-type="float">
            <text:p>24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1.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828" calcext:value-type="float">
            <text:p>8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2.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3.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3.C</text:p>
          </table:table-cell>
          <table:table-cell office:value-type="string" calcext:value-type="string">
            <text:p>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4.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4.C</text:p>
          </table:table-cell>
          <table:table-cell office:value-type="string" calcext:value-type="string">
            <text:p>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6" calcext:value-type="float">
            <text:p>1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9" calcext:value-type="float">
            <text:p>10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4" calcext:value-type="float">
            <text:p>1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1.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9" calcext:value-type="float">
            <text:p>4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2.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2.I</text:p>
          </table:table-cell>
          <table:table-cell office:value-type="string" calcext:value-type="string">
            <text:p>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nnek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5" calcext:value-type="float">
            <text:p>5715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51" calcext:value-type="float">
            <text:p>10951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Loss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9" calcext:value-type="float">
            <text:p>19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 Mar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0" calcext:value-type="float">
            <text:p>54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1510" calcext:value-type="float">
            <text:p>1510</text:p>
          </table:table-cell>
          <table:table-cell table:style-name="TL_20_Data" office:value-type="float" office:value="3081" calcext:value-type="float">
            <text:p>3081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Lut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8" calcext:value-type="float">
            <text:p>30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uni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rghuiz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0" calcext:value-type="float">
            <text:p>2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1161" calcext:value-type="float">
            <text:p>1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rghuizen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68" calcext:value-type="float">
            <text:p>116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140" calcext:value-type="float">
            <text:p>3140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Losser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67" calcext:value-type="float">
            <text:p>136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19" calcext:value-type="float">
            <text:p>3819</text:p>
          </table:table-cell>
          <table:table-cell table:style-name="TL_20_Data" office:value-type="float" office:value="3585" calcext:value-type="float">
            <text:p>3585</text:p>
          </table:table-cell>
          <table:table-cell table:style-name="TL_20_Data" office:value-type="float" office:value="7404" calcext:value-type="float">
            <text:p>7404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Markelo, Kaz.Kon.Marechaus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3" calcext:value-type="float">
            <text:p>7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6" calcext:value-type="float">
            <text:p>1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Stokk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8" calcext:value-type="float">
            <text:p>178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El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eri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8" calcext:value-type="float">
            <text:p>1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Kerspel Goo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7" calcext:value-type="float">
            <text:p>8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97" calcext:value-type="float">
            <text:p>6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2062" calcext:value-type="float">
            <text:p>2062</text:p>
          </table:table-cell>
          <table:table-cell table:style-name="TL_20_Data" office:value-type="float" office:value="1760" calcext:value-type="float">
            <text:p>1760</text:p>
          </table:table-cell>
          <table:table-cell table:style-name="TL_20_Data" office:value-type="float" office:value="3822" calcext:value-type="float">
            <text:p>3822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40" office:value-type="float" office:value="72" calcext:value-type="float">
            <text:p>7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ark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71" calcext:value-type="float">
            <text:p>77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256" calcext:value-type="float">
            <text:p>2256</text:p>
          </table:table-cell>
          <table:table-cell table:style-name="TL_20_Data" office:value-type="float" office:value="1928" calcext:value-type="float">
            <text:p>1928</text:p>
          </table:table-cell>
          <table:table-cell table:style-name="TL_20_Data" office:value-type="float" office:value="4184" calcext:value-type="float">
            <text:p>4184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0" office:value-type="float" office:value="80" calcext:value-type="float">
            <text:p>8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ieuwleu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1" calcext:value-type="float">
            <text:p>1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980" calcext:value-type="float">
            <text:p>98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iten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 Hu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2" calcext:value-type="float">
            <text:p>22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1037" calcext:value-type="float">
            <text:p>1037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 Hulst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 Huls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n Hulst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euwleus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08" calcext:value-type="float">
            <text:p>50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605" calcext:value-type="float">
            <text:p>2605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Ossenzijl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05" calcext:value-type="float">
            <text:p>30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225" calcext:value-type="float">
            <text:p>1225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ar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table:number-columns-repeated="7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aaslo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Ossenzijl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Ossenzijl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l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5" calcext:value-type="float">
            <text:p>7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lenberg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IJsselha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8" calcext:value-type="float">
            <text:p>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86" calcext:value-type="float">
            <text:p>28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mark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91" calcext:value-type="float">
            <text:p>59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596" calcext:value-type="float">
            <text:p>2596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40" office:value-type="float" office:value="60" calcext:value-type="float">
            <text:p>6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nedictinessen Klooster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ooster der Zusters Franciscaness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93" calcext:value-type="float">
            <text:p>79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2004" calcext:value-type="float">
            <text:p>2004</text:p>
          </table:table-cell>
          <table:table-cell table:style-name="TL_20_Data" office:value-type="float" office:value="3890" calcext:value-type="float">
            <text:p>3890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96" calcext:value-type="float">
            <text:p>7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style-name="TL_20_Data" office:value-type="float" office:value="1897" calcext:value-type="float">
            <text:p>1897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TL_20_Data" office:value-type="float" office:value="4033" calcext:value-type="float">
            <text:p>4033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0" office:value-type="float" office:value="32" calcext:value-type="float">
            <text:p>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6" calcext:value-type="float">
            <text:p>3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onder vaste woonpl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58" calcext:value-type="float">
            <text:p>758</text:p>
          </table:table-cell>
          <table:table-cell table:style-name="TL_20_Data" office:value-type="float" office:value="1467" calcext:value-type="float">
            <text:p>1467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denzaa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94" calcext:value-type="float">
            <text:p>109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502" calcext:value-type="float">
            <text:p>5502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O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31" calcext:value-type="float">
            <text:p>23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l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lst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Over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Midd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uu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7" calcext:value-type="float">
            <text:p>10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Hengfor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zep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Wel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9" calcext:value-type="float">
            <text:p>66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1702" calcext:value-type="float">
            <text:p>1702</text:p>
          </table:table-cell>
          <table:table-cell table:style-name="TL_20_Data" office:value-type="float" office:value="3635" calcext:value-type="float">
            <text:p>36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40" office:value-type="float" office:value="56" calcext:value-type="float">
            <text:p>5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l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00" calcext:value-type="float">
            <text:p>90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88" calcext:value-type="float">
            <text:p>2488</text:p>
          </table:table-cell>
          <table:table-cell table:style-name="TL_20_Data" office:value-type="float" office:value="2280" calcext:value-type="float">
            <text:p>2280</text:p>
          </table:table-cell>
          <table:table-cell table:style-name="TL_20_Data" office:value-type="float" office:value="4768" calcext:value-type="float">
            <text:p>47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0" office:value-type="float" office:value="72" calcext:value-type="float">
            <text:p>7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Zeesse, Kaz. Kon. Marech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Zeess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Zee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Vils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Giet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Giethm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urtsch. Lem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0" calcext:value-type="float">
            <text:p>8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ch. Lemel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uurtsch. Lemelervel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urtsch. Arche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uurtsch. Besth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uurtsch. Eer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urtsch. Jun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urtsch. Beer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uurtsch. Beerz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uurtsch. Beerzerveld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uurtsch. Beerzerveld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urtsch. Steg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urtsch. Arri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uurtsch. Vars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uurtsch. Varsener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744" calcext:value-type="float">
            <text:p>7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33" calcext:value-type="float">
            <text:p>2033</text:p>
          </table:table-cell>
          <table:table-cell table:style-name="TL_20_Data" office:value-type="float" office:value="1748" calcext:value-type="float">
            <text:p>1748</text:p>
          </table:table-cell>
          <table:table-cell table:style-name="TL_20_Data" office:value-type="float" office:value="3781" calcext:value-type="float">
            <text:p>378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40" office:value-type="float" office:value="93" calcext:value-type="float">
            <text:p>9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Omm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66" calcext:value-type="float">
            <text:p>76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81" calcext:value-type="float">
            <text:p>2081</text:p>
          </table:table-cell>
          <table:table-cell table:style-name="TL_20_Data" office:value-type="float" office:value="1802" calcext:value-type="float">
            <text:p>1802</text:p>
          </table:table-cell>
          <table:table-cell table:style-name="TL_20_Data" office:value-type="float" office:value="3883" calcext:value-type="float">
            <text:p>388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279" calcext:value-type="float">
            <text:p>27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1132" calcext:value-type="float">
            <text:p>11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Omm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69" calcext:value-type="float">
            <text:p>36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1586" calcext:value-type="float">
            <text:p>158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Onze Lieve Vrouwe 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95" calcext:value-type="float">
            <text:p>9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83" calcext:value-type="float">
            <text:p>18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number-columns-repeated="2" table:style-name="TL_20_Data" office:value-type="float" office:value="415" calcext:value-type="float">
            <text:p>415</text:p>
          </table:table-cell>
          <table:table-cell table:style-name="TL_20_Data" office:value-type="float" office:value="830" calcext:value-type="float">
            <text:p>83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5" calcext:value-type="float">
            <text:p>1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tmarsu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90" calcext:value-type="float">
            <text:p>29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"/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1400" calcext:value-type="float">
            <text:p>1400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40" office:value-type="float" office:value="16" calcext:value-type="float">
            <text:p>1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efde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enraam, Kaza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11" calcext:value-type="float">
            <text:p>2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28" calcext:value-type="float">
            <text:p>3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enraa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4" calcext:value-type="float">
            <text:p>24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enraa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jenraa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der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tt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et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table:number-columns-repeated="7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e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6" calcext:value-type="float">
            <text:p>23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1193" calcext:value-type="float">
            <text:p>11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eten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et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ame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leegs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oek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95" calcext:value-type="float">
            <text:p>89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460" calcext:value-type="float">
            <text:p>2460</text:p>
          </table:table-cell>
          <table:table-cell table:style-name="TL_20_Data" office:value-type="float" office:value="2127" calcext:value-type="float">
            <text:p>2127</text:p>
          </table:table-cell>
          <table:table-cell table:style-name="TL_20_Data" office:value-type="float" office:value="4587" calcext:value-type="float">
            <text:p>4587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49" calcext:value-type="float">
            <text:p>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aalt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23" calcext:value-type="float">
            <text:p>12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055" calcext:value-type="float">
            <text:p>3055</text:p>
          </table:table-cell>
          <table:table-cell table:style-name="TL_20_Data" office:value-type="float" office:value="2819" calcext:value-type="float">
            <text:p>2819</text:p>
          </table:table-cell>
          <table:table-cell table:style-name="TL_20_Data" office:value-type="float" office:value="5874" calcext:value-type="float">
            <text:p>5874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40" office:value-type="float" office:value="63" calcext:value-type="float">
            <text:p>6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table:number-columns-repeated="2"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90" calcext:value-type="float">
            <text:p>8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3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17" calcext:value-type="float">
            <text:p>2317</text:p>
          </table:table-cell>
          <table:table-cell table:style-name="TL_20_Data" office:value-type="float" office:value="4647" calcext:value-type="float">
            <text:p>464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iten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55" calcext:value-type="float">
            <text:p>1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ijss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45" calcext:value-type="float">
            <text:p>104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3"/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2776" calcext:value-type="float">
            <text:p>2776</text:p>
          </table:table-cell>
          <table:table-cell table:style-name="TL_20_Data" office:value-type="float" office:value="2711" calcext:value-type="float">
            <text:p>2711</text:p>
          </table:table-cell>
          <table:table-cell table:style-name="TL_20_Data" office:value-type="float" office:value="5487" calcext:value-type="float">
            <text:p>5487</text:p>
          </table:table-cell>
          <table:table-cell table:style-name="TL_20_Data" office:value-type="float" office:value="75" calcext:value-type="float">
            <text:p>75</text:p>
          </table:table-cell>
          <table:table-cell table:style-name="ce40" office:value-type="float" office:value="36" calcext:value-type="float">
            <text:p>3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veen: Zuid-Eindigerslag, Kazerne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veen: Zuid-Eindigerslag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39" calcext:value-type="float">
            <text:p>1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veen: Munniken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uveen: Bisschop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uveen: Ooster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phorst: Middewoldiger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aphorst: Achthoeven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taphorst: Bergerslag, Het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aphorst, Bullingersla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3" calcext:value-type="float">
            <text:p>1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715" calcext:value-type="float">
            <text:p>7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Jhorst, Leijen-en Overlank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J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nkh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l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table:number-columns-repeated="7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sselingen en Henn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Geen 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sselingen en Henningen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phorst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76" calcext:value-type="float">
            <text:p>117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927" calcext:value-type="float">
            <text:p>2927</text:p>
          </table:table-cell>
          <table:table-cell table:style-name="TL_20_Data" office:value-type="float" office:value="2733" calcext:value-type="float">
            <text:p>2733</text:p>
          </table:table-cell>
          <table:table-cell table:style-name="TL_20_Data" office:value-type="float" office:value="5660" calcext:value-type="float">
            <text:p>566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V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X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0" calcext:value-type="float">
            <text:p>9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m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75" calcext:value-type="float">
            <text:p>107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588" calcext:value-type="float">
            <text:p>2588</text:p>
          </table:table-cell>
          <table:table-cell table:style-name="TL_20_Data" office:value-type="float" office:value="2609" calcext:value-type="float">
            <text:p>2609</text:p>
          </table:table-cell>
          <table:table-cell table:style-name="TL_20_Data" office:value-type="float" office:value="5197" calcext:value-type="float">
            <text:p>519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ce40" office:value-type="float" office:value="93" calcext:value-type="float">
            <text:p>9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Geh. de West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Geh. Zuid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63" calcext:value-type="float">
            <text:p>116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790" calcext:value-type="float">
            <text:p>2790</text:p>
          </table:table-cell>
          <table:table-cell table:style-name="TL_20_Data" office:value-type="float" office:value="2801" calcext:value-type="float">
            <text:p>2801</text:p>
          </table:table-cell>
          <table:table-cell table:style-name="TL_20_Data" office:value-type="float" office:value="5591" calcext:value-type="float">
            <text:p>559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urtsch. Tu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urtsch. Thij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uurtsch. Zuid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3" calcext:value-type="float">
            <text:p>1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5" calcext:value-type="float">
            <text:p>18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lderingen, R.K. Liefdegesticht "Voorzienigheid"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oster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t Goo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auwer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ar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hz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nde Ble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Po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olterhol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hter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erkbuu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tten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7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a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estenwo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el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v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l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rrit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wikk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roeneste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en Broe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4" calcext:value-type="float">
            <text:p>1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oster Lage Eg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ester Lage Eg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erlaa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erlaa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uurtsch. Onn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uurtsch. Kallenko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urtsch. Ees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uurtsch.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5" calcext:value-type="float">
            <text:p>14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uurtsch. Wetering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uurtsch. Wetering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uurtsch. Nederlan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Buurtsch. Muggenbee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Kol. Willemsoord, Maatsch. van Weldadigheid</text:p>
          </table:table-cell>
          <table:table-cell table:style-name="ce22"/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Kol. Willemsoord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05" calcext:value-type="float">
            <text:p>100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554" calcext:value-type="float">
            <text:p>2554</text:p>
          </table:table-cell>
          <table:table-cell table:style-name="TL_20_Data" office:value-type="float" office:value="2469" calcext:value-type="float">
            <text:p>2469</text:p>
          </table:table-cell>
          <table:table-cell table:style-name="TL_20_Data" office:value-type="float" office:value="5023" calcext:value-type="float">
            <text:p>5023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40" office:value-type="float" office:value="40" calcext:value-type="float">
            <text:p>4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eenwijkerwold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90" calcext:value-type="float">
            <text:p>1190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011" calcext:value-type="float">
            <text:p>3011</text:p>
          </table:table-cell>
          <table:table-cell table:style-name="TL_20_Data" office:value-type="float" office:value="2871" calcext:value-type="float">
            <text:p>2871</text:p>
          </table:table-cell>
          <table:table-cell table:style-name="TL_20_Data" office:value-type="float" office:value="5882" calcext:value-type="float">
            <text:p>5882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40" office:value-type="float" office:value="47" calcext:value-type="float">
            <text:p>4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Tub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Tub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Fler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Alber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9" calcext:value-type="float">
            <text:p>199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1054" calcext:value-type="float">
            <text:p>1054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Albergen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Geest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2" calcext:value-type="float">
            <text:p>2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774" calcext:value-type="float">
            <text:p>774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46" calcext:value-type="float">
            <text:p>144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Lange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7" calcext:value-type="float">
            <text:p>1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ezing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Man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Vass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aar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Reut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Reutum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Manderve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1" calcext:value-type="float">
            <text:p>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22" calcext:value-type="float">
            <text:p>112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2780" calcext:value-type="float">
            <text:p>2780</text:p>
          </table:table-cell>
          <table:table-cell table:style-name="TL_20_Data" office:value-type="float" office:value="5850" calcext:value-type="float">
            <text:p>585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40" office:value-type="float" office:value="76" calcext:value-type="float">
            <text:p>7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Tubberg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11" calcext:value-type="float">
            <text:p>121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271" calcext:value-type="float">
            <text:p>3271</text:p>
          </table:table-cell>
          <table:table-cell table:style-name="TL_20_Data" office:value-type="float" office:value="2982" calcext:value-type="float">
            <text:p>2982</text:p>
          </table:table-cell>
          <table:table-cell table:style-name="TL_20_Data" office:value-type="float" office:value="6253" calcext:value-type="float">
            <text:p>625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40" office:value-type="float" office:value="77" calcext:value-type="float">
            <text:p>7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de Leeuwte, 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de Leeuwte</text:p>
          </table:table-cell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72" calcext:value-type="float">
            <text:p>1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885" calcext:value-type="float">
            <text:p>88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de Leeuwt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urtsch. de Leeuwte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5" calcext:value-type="float">
            <text:p>1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Barsbeek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Barsbeek, 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Baar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Baarlo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Baarlo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80" calcext:value-type="float">
            <text:p>38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1933" calcext:value-type="float">
            <text:p>19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mbt-Vollenhov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44" calcext:value-type="float">
            <text:p>4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153" calcext:value-type="float">
            <text:p>1153</text:p>
          </table:table-cell>
          <table:table-cell table:style-name="TL_20_Data" office:value-type="float" office:value="1069" calcext:value-type="float">
            <text:p>1069</text:p>
          </table:table-cell>
          <table:table-cell table:style-name="TL_20_Data" office:value-type="float" office:value="2222" calcext:value-type="float">
            <text:p>2222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2"/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708" calcext:value-type="float">
            <text:p>1708</text:p>
          </table:table-cell>
          <table:table-cell table:style-name="TL_20_Data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elijk aanwezig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tad-Vollenhov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59" calcext:value-type="float">
            <text:p>35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1728" calcext:value-type="float">
            <text:p>17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2" calcext:value-type="float">
            <text:p>8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rp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rp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62" calcext:value-type="float">
            <text:p>66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1654" calcext:value-type="float">
            <text:p>1654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188" calcext:value-type="float">
            <text:p>3188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Sibcu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Sibculo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Bruinehaa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de Poll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't Slo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de A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Westerhoev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Westerhoeve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Westerhoeve, Tijdelijk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Westerhoeve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96" calcext:value-type="float">
            <text:p>1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zen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58" calcext:value-type="float">
            <text:p>85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012" calcext:value-type="float">
            <text:p>2012</text:p>
          </table:table-cell>
          <table:table-cell table:style-name="TL_20_Data" office:value-type="float" office:value="4252" calcext:value-type="float">
            <text:p>4252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0" office:value-type="float" office:value="45" calcext:value-type="float">
            <text:p>4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36" calcext:value-type="float">
            <text:p>13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1" calcext:value-type="float">
            <text:p>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80" calcext:value-type="float">
            <text:p>18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anneperve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16" calcext:value-type="float">
            <text:p>3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Weers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Nijsta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Lems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7" calcext:value-type="float">
            <text:p>6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Gammelk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Duld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Deurning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Ros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Volth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5" calcext:value-type="float">
            <text:p>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Hass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2" calcext:value-type="float">
            <text:p>14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Hasselo, 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Hasselo, Keeten</text:p>
          </table:table-cell>
          <table:table-cell table:style-name="ce22"/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Klein Drie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uurtsch. Klein Driene, 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erselo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87" calcext:value-type="float">
            <text:p>88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40" calcext:value-type="float">
            <text:p>2240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4481" calcext:value-type="float">
            <text:p>4481</text:p>
          </table:table-cell>
          <table:table-cell table:style-name="TL_20_Data" office:value-type="float" office:value="62" calcext:value-type="float">
            <text:p>62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Wier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3" calcext:value-type="float">
            <text:p>17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0" office:value-type="float" office:value="10" calcext:value-type="float">
            <text:p>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Wierden, Woonwagen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/>
          <table:table-cell office:value-type="string" calcext:value-type="string">
            <text:p>Dorp En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63" calcext:value-type="float">
            <text:p>16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36" calcext:value-type="float">
            <text:p>3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819" calcext:value-type="float">
            <text:p>819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1590" calcext:value-type="float">
            <text:p>159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fd.</text:p>
          </table:table-cell>
          <table:table-cell office:value-type="string" calcext:value-type="string">
            <text:p>'t 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Wier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9" calcext:value-type="float">
            <text:p>2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322" calcext:value-type="float">
            <text:p>13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31" calcext:value-type="float">
            <text:p>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ooge Hez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Hooge Hezel, 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Not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Zuna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Zuna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Rect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8" calcext:value-type="float">
            <text:p>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Rectum</text:p>
          </table:table-cell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IJp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Buurtsch. Enter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57" calcext:value-type="float">
            <text:p>1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/>
          <table:table-cell office:value-type="string" calcext:value-type="string">
            <text:p>Dorp Enter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02" calcext:value-type="float">
            <text:p>90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607" calcext:value-type="float">
            <text:p>2607</text:p>
          </table:table-cell>
          <table:table-cell table:style-name="TL_20_Data" office:value-type="float" office:value="2329" calcext:value-type="float">
            <text:p>2329</text:p>
          </table:table-cell>
          <table:table-cell table:style-name="TL_20_Data" office:value-type="float" office:value="4936" calcext:value-type="float">
            <text:p>4936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40" office:value-type="float" office:value="113" calcext:value-type="float">
            <text:p>1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er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38" calcext:value-type="float">
            <text:p>123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26" calcext:value-type="float">
            <text:p>3426</text:p>
          </table:table-cell>
          <table:table-cell table:style-name="TL_20_Data" office:value-type="float" office:value="3100" calcext:value-type="float">
            <text:p>3100</text:p>
          </table:table-cell>
          <table:table-cell table:style-name="TL_20_Data" office:value-type="float" office:value="6526" calcext:value-type="float">
            <text:p>652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ce40" office:value-type="float" office:value="146" calcext:value-type="float">
            <text:p>14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339" calcext:value-type="float">
            <text:p>33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jd. aanw. woonw.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40" calcext:value-type="float">
            <text:p>3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40" office:value-type="float" office:value="42" calcext:value-type="float">
            <text:p>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enge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5" calcext:value-type="float">
            <text:p>1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gevel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ng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nger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8" calcext:value-type="float">
            <text:p>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chterho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rx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jnvoor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40" office:value-type="float" office:value="12" calcext:value-type="float">
            <text:p>1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r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67" calcext:value-type="float">
            <text:p>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50" calcext:value-type="float">
            <text:p>55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397" calcext:value-type="float">
            <text:p>1397</text:p>
          </table:table-cell>
          <table:table-cell table:style-name="TL_20_Data" office:value-type="float" office:value="1270" calcext:value-type="float">
            <text:p>1270</text:p>
          </table:table-cell>
          <table:table-cell table:style-name="TL_20_Data" office:value-type="float" office:value="2667" calcext:value-type="float">
            <text:p>26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40" office:value-type="float" office:value="44" calcext:value-type="float">
            <text:p>4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jh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90" calcext:value-type="float">
            <text:p>890</text:p>
          </table:table-cell>
          <table:table-cell table:style-name="TL_20_Data" office:value-type="float" office:value="59" calcext:value-type="float">
            <text:p>59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TL_20_Data" office:value-type="float" office:value="1984" calcext:value-type="float">
            <text:p>1984</text:p>
          </table:table-cell>
          <table:table-cell table:style-name="TL_20_Data" office:value-type="float" office:value="4125" calcext:value-type="float">
            <text:p>4125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40" office:value-type="float" office:value="86" calcext:value-type="float">
            <text:p>8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Wil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3" calcext:value-type="float">
            <text:p>10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Wil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urtsch. Onderdijk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urtsch. Uiterw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urtsch. Nieuwstad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ilsum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0" calcext:value-type="float">
            <text:p>1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80" calcext:value-type="float">
            <text:p>680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orp IJsselm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1" calcext:value-type="float">
            <text:p>7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Ring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Nieuwe 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9" calcext:value-type="float">
            <text:p>6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Za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Baa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 Zand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65" calcext:value-type="float">
            <text:p>1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Ring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Trekvaar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 Baa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rafhorst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 Pla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 Zandber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osterho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wijnsleger, Kee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Oosterho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2" calcext:value-type="float">
            <text:p>42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wolsche we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isschops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Kamper Ze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de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313" calcext:value-type="float">
            <text:p>3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IJsselmuid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78" calcext:value-type="float">
            <text:p>47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170" calcext:value-type="float">
            <text:p>1170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2311" calcext:value-type="float">
            <text:p>23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40" office:value-type="float" office:value="24" calcext:value-type="float">
            <text:p>2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Zal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94" calcext:value-type="float">
            <text:p>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p Zal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rp Veeca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alk en Veecaten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9" calcext:value-type="float">
            <text:p>19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.H. Diaconie Arm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13" calcext:value-type="float">
            <text:p>2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II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32" calcext:value-type="float">
            <text:p>2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923" calcext:value-type="float">
            <text:p>923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40" office:value-type="float" office:value="11" calcext:value-type="float">
            <text:p>1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42" calcext:value-type="float">
            <text:p>142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619" calcext:value-type="float">
            <text:p>61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3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office:value-type="float" office:value="2430" calcext:value-type="float">
            <text:p>2430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ce40" office:value-type="float" office:value="153" calcext:value-type="float">
            <text:p>15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I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table:number-columns-repeated="4"/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117" calcext:value-type="float">
            <text:p>11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artsluis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36" calcext:value-type="float">
            <text:p>73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204" calcext:value-type="float">
            <text:p>204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1905" calcext:value-type="float">
            <text:p>1905</text:p>
          </table:table-cell>
          <table:table-cell table:style-name="TL_20_Data" office:value-type="float" office:value="1862" calcext:value-type="float">
            <text:p>1862</text:p>
          </table:table-cell>
          <table:table-cell table:style-name="TL_20_Data" office:value-type="float" office:value="3767" calcext:value-type="float">
            <text:p>3767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ce40" office:value-type="float" office:value="157" calcext:value-type="float">
            <text:p>15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t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sticht v d. H. Carolus Borromeu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/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7" calcext:value-type="float">
            <text:p>16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02" calcext:value-type="float">
            <text:p>2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7" calcext:value-type="float">
            <text:p>2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 Zwierenshui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t Fraters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44" calcext:value-type="float">
            <text:p>24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253" calcext:value-type="float">
            <text:p>125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0" office:value-type="float" office:value="20" calcext:value-type="float">
            <text:p>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Zwierenshui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 Broerenskazern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67" calcext:value-type="float">
            <text:p>2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innen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67" calcext:value-type="float">
            <text:p>16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eshuis der N.H. Gem.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37" calcext:value-type="float">
            <text:p>1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t Liefdegesticht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et Heerink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uth. Diaconessensticht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03" calcext:value-type="float">
            <text:p>20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 Emanuelshui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21" calcext:value-type="float">
            <text:p>2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 Velsterenhuize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59" calcext:value-type="float">
            <text:p>15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lpstrafgev. en Huis van Arr. en Bewaring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em. Passant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278" calcext:value-type="float">
            <text:p>27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az. Kon. Marechaussee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iten Gast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7" calcext:value-type="float">
            <text:p>3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62" calcext:value-type="float">
            <text:p>66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514" calcext:value-type="float">
            <text:p>1514</text:p>
          </table:table-cell>
          <table:table-cell table:style-name="TL_20_Data" office:value-type="float" office:value="3073" calcext:value-type="float">
            <text:p>3073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40" office:value-type="float" office:value="26" calcext:value-type="float">
            <text:p>2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ed. Herv. Oude Mannen- en Vrouw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stituut Loman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629" calcext:value-type="float">
            <text:p>6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1445" calcext:value-type="float">
            <text:p>1445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3034" calcext:value-type="float">
            <text:p>30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40" office:value-type="float" office:value="41" calcext:value-type="float">
            <text:p>4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st. v d. H. Vincentius a Paulo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m. Sophia Zieken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40" office:value-type="float" office:value="14" calcext:value-type="float">
            <text:p>1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M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213" calcext:value-type="float">
            <text:p>121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2893" calcext:value-type="float">
            <text:p>2893</text:p>
          </table:table-cell>
          <table:table-cell table:style-name="TL_20_Data" office:value-type="float" office:value="2894" calcext:value-type="float">
            <text:p>2894</text:p>
          </table:table-cell>
          <table:table-cell table:style-name="TL_20_Data" office:value-type="float" office:value="5787" calcext:value-type="float">
            <text:p>5787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t Haersolterhuis</text:p>
          </table:table-cell>
          <table:table-cell table:style-name="ce22"/>
          <table:table-cell/>
          <table:table-cell table:style-name="ce27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Overige huizen</text:p>
          </table:table-cell>
          <table:table-cell/>
          <table:table-cell table:style-name="ce27" office:value-type="float" office:value="1081" calcext:value-type="float">
            <text:p>108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708" calcext:value-type="float">
            <text:p>2708</text:p>
          </table:table-cell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5351" calcext:value-type="float">
            <text:p>5351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5476" calcext:value-type="float">
            <text:p>547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15" calcext:value-type="float">
            <text:p>315</text:p>
          </table:table-cell>
          <table:table-cell table:style-name="TL_20_Data" table:number-columns-repeated="2"/>
          <table:table-cell table:style-name="TL_20_Data" office:value-type="float" office:value="13391" calcext:value-type="float">
            <text:p>13391</text:p>
          </table:table-cell>
          <table:table-cell table:style-name="TL_20_Data" office:value-type="float" office:value="14389" calcext:value-type="float">
            <text:p>14389</text:p>
          </table:table-cell>
          <table:table-cell table:style-name="TL_20_Data" office:value-type="float" office:value="27780" calcext:value-type="float">
            <text:p>27780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ce40" office:value-type="float" office:value="390" calcext:value-type="float">
            <text:p>39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K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L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8" calcext:value-type="float">
            <text:p>28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1" calcext:value-type="float">
            <text:p>2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1410" calcext:value-type="float">
            <text:p>14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/>
          <table:table-cell table:style-name="ce22" office:value-type="string" calcext:value-type="string">
            <text:p>Schepen</text:p>
          </table:table-cell>
          <table:table-cell/>
          <table:table-cell table:style-name="ce27"/>
          <table:table-cell table:style-name="TL_20_Data" table:number-columns-repeated="2"/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4"/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jd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235" calcext:value-type="float">
            <text:p>235</text:p>
          </table:table-cell>
          <table:table-cell table:style-name="ce40" office:value-type="float" office:value="210" calcext:value-type="float">
            <text:p>21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oonwagens</text:p>
          </table:table-cell>
          <table:table-cell table:style-name="ce22"/>
          <table:table-cell/>
          <table:table-cell table:style-name="ce27"/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ers. zonder vaste woonplaats</text:p>
          </table:table-cell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Buiten kom</text:p>
          </table:table-cell>
          <table:table-cell office:value-type="string" calcext:value-type="string">
            <text:p>Totaal</text:p>
          </table:table-cell>
          <table:table-cell/>
          <table:table-cell table:style-name="ce22"/>
          <table:table-cell/>
          <table:table-cell table:style-name="ce27" office:value-type="float" office:value="445" calcext:value-type="float">
            <text:p>4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2777" calcext:value-type="float">
            <text:p>277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ce40" office:value-type="float" office:value="242" calcext:value-type="float">
            <text:p>24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921" calcext:value-type="float">
            <text:p>5921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835" calcext:value-type="float">
            <text:p>14835</text:p>
          </table:table-cell>
          <table:table-cell table:style-name="TL_20_Data" office:value-type="float" office:value="15725" calcext:value-type="float">
            <text:p>15725</text:p>
          </table:table-cell>
          <table:table-cell table:style-name="TL_20_Data" office:value-type="float" office:value="30560" calcext:value-type="float">
            <text:p>30560</text:p>
          </table:table-cell>
          <table:table-cell table:style-name="TL_20_Data" office:value-type="float" office:value="749" calcext:value-type="float">
            <text:p>749</text:p>
          </table:table-cell>
          <table:table-cell table:style-name="ce40" office:value-type="float" office:value="632" calcext:value-type="float">
            <text:p>63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Cellemuid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Roebollige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arseler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Geune Overwaters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8" calcext:value-type="float">
            <text:p>1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Nieuwe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Oude 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Zeedij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iswetering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's Heerenbr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Westenhol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1" calcext:value-type="float">
            <text:p>10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Voo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poold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02" calcext:value-type="float">
            <text:p>10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poolde, Tijdel. aanw. schepen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40" office:value-type="float" office:value="22" calcext:value-type="float">
            <text:p>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chell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73" calcext:value-type="float">
            <text:p>73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Oldene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arculo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Windeshei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oog-Zuthe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Laag-Zuthe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Ittersum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Ittersum, Tijd. aanw. woonwagens</text:p>
          </table:table-cell>
          <table:table-cell table:style-name="ce22"/>
          <table:table-cell/>
          <table:table-cell table:style-name="ce27"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Zalu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Wijthm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56" calcext:value-type="float">
            <text:p>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erft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Veld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Poepers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3" calcext:value-type="float">
            <text:p>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Poepershoek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Bruggen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Bruggenhoek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Berkum Brinkhoek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Langenhol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aerst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aerst, Tijd. aanw. schip</text:p>
          </table:table-cell>
          <table:table-cell table:style-name="ce22"/>
          <table:table-cell/>
          <table:table-cell table:style-name="ce27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Genne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TL_20_Data" table:number-columns-repeated="7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ce40" office:value-type="float" office:value="2" calcext:value-type="float">
            <text:p>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Holten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Geen kom</text:p>
          </table:table-cell>
          <table:table-cell/>
          <table:table-cell office:value-type="string" calcext:value-type="string">
            <text:p>Streukel</text:p>
          </table:table-cell>
          <table:table-cell table:style-name="ce22" office:value-type="string" calcext:value-type="string">
            <text:p>Huize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ollerkerspel</text:p>
          </table:table-cell>
          <table:table-cell table:style-name="ce12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50" calcext:value-type="float">
            <text:p>115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3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045" calcext:value-type="float">
            <text:p>3045</text:p>
          </table:table-cell>
          <table:table-cell table:style-name="TL_20_Data" office:value-type="float" office:value="2729" calcext:value-type="float">
            <text:p>2729</text:p>
          </table:table-cell>
          <table:table-cell table:style-name="TL_20_Data" office:value-type="float" office:value="5774" calcext:value-type="float">
            <text:p>5774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40" office:value-type="float" office:value="65" calcext:value-type="float">
            <text:p>6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70" calcext:value-type="float">
            <text:p>57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54" calcext:value-type="float">
            <text:p>1154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297" calcext:value-type="float">
            <text:p>2297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40" office:value-type="float" office:value="17" calcext:value-type="float">
            <text:p>1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1342" calcext:value-type="float">
            <text:p>13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23" calcext:value-type="float">
            <text:p>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21" calcext:value-type="float">
            <text:p>1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40" office:value-type="float" office:value="6" calcext:value-type="float">
            <text:p>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1-1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960" calcext:value-type="float">
            <text:p>96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152" calcext:value-type="float">
            <text:p>2152</text:p>
          </table:table-cell>
          <table:table-cell table:style-name="TL_20_Data" office:value-type="float" office:value="2121" calcext:value-type="float">
            <text:p>2121</text:p>
          </table:table-cell>
          <table:table-cell table:style-name="TL_20_Data" office:value-type="float" office:value="4273" calcext:value-type="float">
            <text:p>427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40" office:value-type="float" office:value="46" calcext:value-type="float">
            <text:p>4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895" calcext:value-type="float">
            <text:p>189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210" calcext:value-type="float">
            <text:p>4210</text:p>
          </table:table-cell>
          <table:table-cell table:style-name="TL_20_Data" office:value-type="float" office:value="4205" calcext:value-type="float">
            <text:p>4205</text:p>
          </table:table-cell>
          <table:table-cell table:style-name="TL_20_Data" office:value-type="float" office:value="8415" calcext:value-type="float">
            <text:p>84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0" office:value-type="float" office:value="143" calcext:value-type="float">
            <text:p>14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116" calcext:value-type="float">
            <text:p>11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68" calcext:value-type="float">
            <text:p>2868</text:p>
          </table:table-cell>
          <table:table-cell table:style-name="TL_20_Data" office:value-type="float" office:value="2678" calcext:value-type="float">
            <text:p>2678</text:p>
          </table:table-cell>
          <table:table-cell table:style-name="TL_20_Data" office:value-type="float" office:value="5546" calcext:value-type="float">
            <text:p>5546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40" office:value-type="float" office:value="80" calcext:value-type="float">
            <text:p>8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30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1-2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011" calcext:value-type="float">
            <text:p>301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080" calcext:value-type="float">
            <text:p>7080</text:p>
          </table:table-cell>
          <table:table-cell table:style-name="TL_20_Data" office:value-type="float" office:value="6883" calcext:value-type="float">
            <text:p>6883</text:p>
          </table:table-cell>
          <table:table-cell table:style-name="TL_20_Data" office:value-type="float" office:value="13963" calcext:value-type="float">
            <text:p>1396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ce40" office:value-type="float" office:value="223" calcext:value-type="float">
            <text:p>22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4890" calcext:value-type="float">
            <text:p>489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758" calcext:value-type="float">
            <text:p>10758</text:p>
          </table:table-cell>
          <table:table-cell table:style-name="TL_20_Data" office:value-type="float" office:value="10561" calcext:value-type="float">
            <text:p>10561</text:p>
          </table:table-cell>
          <table:table-cell table:style-name="TL_20_Data" office:value-type="float" office:value="21319" calcext:value-type="float">
            <text:p>21319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ce40" office:value-type="float" office:value="452" calcext:value-type="float">
            <text:p>45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873" calcext:value-type="float">
            <text:p>7873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141" calcext:value-type="float">
            <text:p>22141</text:p>
          </table:table-cell>
          <table:table-cell table:style-name="TL_20_Data" office:value-type="float" office:value="19814" calcext:value-type="float">
            <text:p>19814</text:p>
          </table:table-cell>
          <table:table-cell table:style-name="TL_20_Data" office:value-type="float" office:value="41955" calcext:value-type="float">
            <text:p>41955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ce40" office:value-type="float" office:value="720" calcext:value-type="float">
            <text:p>72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08" calcext:value-type="float">
            <text:p>190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090" calcext:value-type="float">
            <text:p>5090</text:p>
          </table:table-cell>
          <table:table-cell table:style-name="TL_20_Data" office:value-type="float" office:value="4809" calcext:value-type="float">
            <text:p>4809</text:p>
          </table:table-cell>
          <table:table-cell table:style-name="TL_20_Data" office:value-type="float" office:value="9899" calcext:value-type="float">
            <text:p>9899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0" office:value-type="float" office:value="165" calcext:value-type="float">
            <text:p>16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294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4671" calcext:value-type="float">
            <text:p>14671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996" calcext:value-type="float">
            <text:p>37996</text:p>
          </table:table-cell>
          <table:table-cell table:style-name="TL_20_Data" office:value-type="float" office:value="35195" calcext:value-type="float">
            <text:p>35195</text:p>
          </table:table-cell>
          <table:table-cell table:style-name="TL_20_Data" office:value-type="float" office:value="73191" calcext:value-type="float">
            <text:p>73191</text:p>
          </table:table-cell>
          <table:table-cell table:style-name="TL_20_Data" office:value-type="float" office:value="1617" calcext:value-type="float">
            <text:p>1617</text:p>
          </table:table-cell>
          <table:table-cell table:style-name="ce40" office:value-type="float" office:value="1337" calcext:value-type="float">
            <text:p>133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5384" calcext:value-type="float">
            <text:p>5384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072" calcext:value-type="float">
            <text:p>13072</text:p>
          </table:table-cell>
          <table:table-cell table:style-name="TL_20_Data" office:value-type="float" office:value="13320" calcext:value-type="float">
            <text:p>13320</text:p>
          </table:table-cell>
          <table:table-cell table:style-name="TL_20_Data" office:value-type="float" office:value="26392" calcext:value-type="float">
            <text:p>26392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ce40" office:value-type="float" office:value="306" calcext:value-type="float">
            <text:p>30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8750" calcext:value-type="float">
            <text:p>8750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651" calcext:value-type="float">
            <text:p>23651</text:p>
          </table:table-cell>
          <table:table-cell table:style-name="TL_20_Data" office:value-type="float" office:value="21581" calcext:value-type="float">
            <text:p>21581</text:p>
          </table:table-cell>
          <table:table-cell table:style-name="TL_20_Data" office:value-type="float" office:value="45232" calcext:value-type="float">
            <text:p>4523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ce40" office:value-type="float" office:value="540" calcext:value-type="float">
            <text:p>540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6472" calcext:value-type="float">
            <text:p>6472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/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352" calcext:value-type="float">
            <text:p>17352</text:p>
          </table:table-cell>
          <table:table-cell table:style-name="TL_20_Data" office:value-type="float" office:value="16197" calcext:value-type="float">
            <text:p>16197</text:p>
          </table:table-cell>
          <table:table-cell table:style-name="TL_20_Data" office:value-type="float" office:value="33549" calcext:value-type="float">
            <text:p>33549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ce40" office:value-type="float" office:value="385" calcext:value-type="float">
            <text:p>385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358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606" calcext:value-type="float">
            <text:p>20606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4081" calcext:value-type="float">
            <text:p>54081</text:p>
          </table:table-cell>
          <table:table-cell table:style-name="TL_20_Data" office:value-type="float" office:value="51104" calcext:value-type="float">
            <text:p>51104</text:p>
          </table:table-cell>
          <table:table-cell table:style-name="TL_20_Data" office:value-type="float" office:value="105185" calcext:value-type="float">
            <text:p>105185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ce40" office:value-type="float" office:value="1231" calcext:value-type="float">
            <text:p>1231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7144" calcext:value-type="float">
            <text:p>714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547" calcext:value-type="float">
            <text:p>18547</text:p>
          </table:table-cell>
          <table:table-cell table:style-name="TL_20_Data" office:value-type="float" office:value="18849" calcext:value-type="float">
            <text:p>18849</text:p>
          </table:table-cell>
          <table:table-cell table:style-name="TL_20_Data" office:value-type="float" office:value="37396" calcext:value-type="float">
            <text:p>37396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87" calcext:value-type="float">
            <text:p>138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style-name="TL_20_Data" office:value-type="float" office:value="3721" calcext:value-type="float">
            <text:p>3721</text:p>
          </table:table-cell>
          <table:table-cell table:style-name="TL_20_Data" office:value-type="float" office:value="3527" calcext:value-type="float">
            <text:p>3527</text:p>
          </table:table-cell>
          <table:table-cell table:style-name="TL_20_Data" office:value-type="float" office:value="7248" calcext:value-type="float">
            <text:p>72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40" office:value-type="float" office:value="49" calcext:value-type="float">
            <text:p>49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960" calcext:value-type="float">
            <text:p>196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13" calcext:value-type="float">
            <text:p>5713</text:p>
          </table:table-cell>
          <table:table-cell table:style-name="TL_20_Data" office:value-type="float" office:value="5236" calcext:value-type="float">
            <text:p>5236</text:p>
          </table:table-cell>
          <table:table-cell table:style-name="TL_20_Data" office:value-type="float" office:value="10949" calcext:value-type="float">
            <text:p>10949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40" office:value-type="float" office:value="96" calcext:value-type="float">
            <text:p>9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3421.9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491" calcext:value-type="float">
            <text:p>10491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7987" calcext:value-type="float">
            <text:p>27987</text:p>
          </table:table-cell>
          <table:table-cell table:style-name="TL_20_Data" office:value-type="float" office:value="27614" calcext:value-type="float">
            <text:p>27614</text:p>
          </table:table-cell>
          <table:table-cell table:style-name="TL_20_Data" office:value-type="float" office:value="55601" calcext:value-type="float">
            <text:p>55601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ce40" office:value-type="float" office:value="622" calcext:value-type="float">
            <text:p>62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3805" calcext:value-type="float">
            <text:p>13805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5193" calcext:value-type="float">
            <text:p>35193</text:p>
          </table:table-cell>
          <table:table-cell table:style-name="TL_20_Data" office:value-type="float" office:value="36647" calcext:value-type="float">
            <text:p>36647</text:p>
          </table:table-cell>
          <table:table-cell table:style-name="TL_20_Data" office:value-type="float" office:value="71840" calcext:value-type="float">
            <text:p>7184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40" office:value-type="float" office:value="988" calcext:value-type="float">
            <text:p>988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88" calcext:value-type="float">
            <text:p>158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808" calcext:value-type="float">
            <text:p>4808</text:p>
          </table:table-cell>
          <table:table-cell table:style-name="TL_20_Data" office:value-type="float" office:value="4450" calcext:value-type="float">
            <text:p>4450</text:p>
          </table:table-cell>
          <table:table-cell table:style-name="TL_20_Data" office:value-type="float" office:value="9258" calcext:value-type="float">
            <text:p>925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ce40" office:value-type="float" office:value="274" calcext:value-type="float">
            <text:p>274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472.9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01-50000 inwoners</text:p>
          </table:table-cell>
          <table:table-cell table:style-name="TL_20_RowHeader" office:value-type="string" calcext:value-type="string">
            <text:p>Algemeen totaal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5393" calcext:value-type="float">
            <text:p>15393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05" calcext:value-type="float">
            <text:p>130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0017" calcext:value-type="float">
            <text:p>40017</text:p>
          </table:table-cell>
          <table:table-cell table:style-name="TL_20_Data" office:value-type="float" office:value="41108" calcext:value-type="float">
            <text:p>41108</text:p>
          </table:table-cell>
          <table:table-cell table:style-name="TL_20_Data" office:value-type="float" office:value="81125" calcext:value-type="float">
            <text:p>81125</text:p>
          </table:table-cell>
          <table:table-cell table:style-name="TL_20_Data" office:value-type="float" office:value="1640" calcext:value-type="float">
            <text:p>1640</text:p>
          </table:table-cell>
          <table:table-cell table:style-name="ce40" office:value-type="float" office:value="1262" calcext:value-type="float">
            <text:p>126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33688" calcext:value-type="float">
            <text:p>33688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51" calcext:value-type="float">
            <text:p>3351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2934" calcext:value-type="float">
            <text:p>82934</text:p>
          </table:table-cell>
          <table:table-cell table:style-name="TL_20_Data" office:value-type="float" office:value="84725" calcext:value-type="float">
            <text:p>84725</text:p>
          </table:table-cell>
          <table:table-cell table:style-name="TL_20_Data" office:value-type="float" office:value="167659" calcext:value-type="float">
            <text:p>167659</text:p>
          </table:table-cell>
          <table:table-cell table:style-name="TL_20_Data" office:value-type="float" office:value="3213" calcext:value-type="float">
            <text:p>3213</text:p>
          </table:table-cell>
          <table:table-cell table:style-name="ce40" office:value-type="float" office:value="2383" calcext:value-type="float">
            <text:p>2383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Buit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20983" calcext:value-type="float">
            <text:p>20983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7874" calcext:value-type="float">
            <text:p>57874</text:p>
          </table:table-cell>
          <table:table-cell table:style-name="TL_20_Data" office:value-type="float" office:value="52707" calcext:value-type="float">
            <text:p>52707</text:p>
          </table:table-cell>
          <table:table-cell table:style-name="TL_20_Data" office:value-type="float" office:value="110581" calcext:value-type="float">
            <text:p>110581</text:p>
          </table:table-cell>
          <table:table-cell table:style-name="TL_20_Data" office:value-type="float" office:value="1870" calcext:value-type="float">
            <text:p>1870</text:p>
          </table:table-cell>
          <table:table-cell table:style-name="ce40" office:value-type="float" office:value="1686" calcext:value-type="float">
            <text:p>1686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RowHeader" office:value-type="string" calcext:value-type="string">
            <text:p>Geen kom</text:p>
          </table:table-cell>
          <table:table-cell table:number-columns-repeated="2"/>
          <table:table-cell table:style-name="ce22"/>
          <table:table-cell/>
          <table:table-cell table:style-name="ce27" office:value-type="float" office:value="10461" calcext:value-type="float">
            <text:p>10461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468" calcext:value-type="float">
            <text:p>28468</text:p>
          </table:table-cell>
          <table:table-cell table:style-name="TL_20_Data" office:value-type="float" office:value="26563" calcext:value-type="float">
            <text:p>26563</text:p>
          </table:table-cell>
          <table:table-cell table:style-name="TL_20_Data" office:value-type="float" office:value="55031" calcext:value-type="float">
            <text:p>55031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ce40" office:value-type="float" office:value="652" calcext:value-type="float">
            <text:p>652</text:p>
          </table:table-cell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3536.74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22"/>
          <table:table-cell/>
          <table:table-cell table:style-name="ce27"/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/>
          <table:table-cell table:style-name="ce40"/>
          <table:table-cell table:style-name="ce45" office:value-type="string" calcext:value-type="string">
            <text:p>VT_1899</text:p>
          </table:table-cell>
          <table:table-cell table:style-name="ce45" office:value-type="string" calcext:value-type="string">
            <text:p>08_D1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string" calcext:value-type="string">
            <text:p>OV</text:p>
          </table:table-cell>
          <table:table-cell table:style-name="ce55" office:value-type="string" calcext:value-type="string">
            <text:p>03_0323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8" table:number-columns-repeated="2"/>
          <table:table-cell table:style-name="ce23"/>
          <table:table-cell/>
          <table:table-cell table:style-name="ce28" office:value-type="float" office:value="65132" calcext:value-type="float">
            <office:annotation draw:style-name="gr3" draw:text-style-name="P2" svg:width="101.62pt" svg:height="55.53pt" svg:x="660.73pt" svg:y="13549.49pt" draw:caption-point-x="-12.19pt" draw:caption-point-y="7.77pt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</table:table-cell>
          <table:table-cell table:style-name="ce32" office:value-type="float" office:value="2052" calcext:value-type="float">
            <text:p>205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146" calcext:value-type="float">
            <text:p>514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69313" calcext:value-type="float">
            <text:p>169313</text:p>
          </table:table-cell>
          <table:table-cell table:style-name="ce32" office:value-type="float" office:value="164025" calcext:value-type="float">
            <text:p>164025</text:p>
          </table:table-cell>
          <table:table-cell table:style-name="ce32" office:value-type="float" office:value="333338" calcext:value-type="float">
            <text:p>333338</text:p>
          </table:table-cell>
          <table:table-cell table:style-name="ce32" office:value-type="float" office:value="5893" calcext:value-type="float">
            <text:p>5893</text:p>
          </table:table-cell>
          <table:table-cell table:style-name="ce41" office:value-type="float" office:value="4721" calcext:value-type="float">
            <text:p>4721</text:p>
          </table:table-cell>
          <table:table-cell table:style-name="ce46" office:value-type="string" calcext:value-type="string">
            <text:p>VT_1899</text:p>
          </table:table-cell>
          <table:table-cell table:style-name="ce50" office:value-type="string" calcext:value-type="string">
            <text:p>08_D1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string" calcext:value-type="string">
            <text:p>OV</text:p>
          </table:table-cell>
          <table:table-cell table:style-name="ce56" office:value-type="string" calcext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7:05:24.8690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1:55</meta:creation-date>
    <dc:date>2015-03-30T17:06:00.056120000</dc:date>
    <meta:generator>LibreOffice/4.4.0.3$MacOSX_X86_64 LibreOffice_project/de093506bcdc5fafd9023ee680b8c60e3e0645d7</meta:generator>
    <meta:editing-duration>PT2M57S</meta:editing-duration>
    <meta:editing-cycles>2</meta:editing-cycles>
    <meta:document-statistic meta:table-count="1" meta:cell-count="16323" meta:object-count="0"/>
  </office:meta>
</office:document-meta>
</file>